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wis721 BlkEx BT" svg:font-family="'Swis721 BlkEx BT'" style:font-family-generic="swiss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wis721 BlkEx BT" fo:font-size="12pt" style:font-size-asian="12pt" style:font-size-complex="12pt"/>
    </style:style>
    <style:style style:name="ce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Mono" fo:font-size="12pt" style:font-size-asian="12pt" style:font-size-complex="12pt"/>
      <style:map style:condition="cell-content()=ISEVEN(ROW())" style:apply-style-name="Bold" style:base-cell-address="Tabelle1.A3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Mono" fo:font-size="12pt" style:font-size-asian="12pt" style:font-size-complex="12pt"/>
      <style:map style:condition="cell-content()=ISEVEN(ROW())" style:apply-style-name="Bold" style:base-cell-address="Tabelle1.A3"/>
    </style:style>
    <style:style style:name="ce5" style:family="table-cell" style:parent-style-name="Default">
      <style:table-cell-properties fo:border-bottom="0.74pt solid #000000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Mono" fo:font-size="12pt" style:font-size-asian="12pt" style:font-size-complex="12pt"/>
      <style:map style:condition="cell-content()=ISEVEN(ROW())" style:apply-style-name="Bold" style:base-cell-address="Tabelle1.A3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25" style:family="table-cell" style:parent-style-name="Default">
      <style:text-properties style:font-name="Liberation Mono" fo:font-size="12pt" style:font-size-asian="12pt" style:font-size-complex="12pt"/>
    </style:style>
    <style:style style:name="ce8" style:family="table-cell" style:parent-style-name="Default">
      <style:table-cell-properties fo:border-bottom="0.74pt solid #000000" fo:background-color="#999999" style:diagonal-bl-tr="none" style:diagonal-tl-br="none" fo:border-left="none" fo:border-right="0.74pt solid #000000" fo:border-top="0.74pt solid #000000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none" fo:border-right="0.74pt solid #000000" fo:border-top="none"/>
      <style:text-properties style:font-name="Liberation Mono" fo:font-size="12pt" style:font-size-asian="12pt" style:font-size-complex="12pt"/>
      <style:map style:condition="cell-content()=ISEVEN(ROW())" style:apply-style-name="Bold" style:base-cell-address="Tabelle1.A3"/>
    </style:style>
    <style:style style:name="ce10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Liberation Mono" fo:font-size="12pt" style:font-size-asian="12pt" style:font-size-complex="12pt"/>
      <style:map style:condition="cell-content()=ISEVEN(ROW())" style:apply-style-name="Bold" style:base-cell-address="Tabelle1.A3"/>
    </style:style>
    <style:style style:name="ce11" style:family="table-cell" style:parent-style-name="Default">
      <style:table-cell-properties fo:border-bottom="0.74pt solid #000000" fo:background-color="#eeeeee" fo:border-left="none" fo:border-right="0.74pt solid #000000" fo:border-top="none"/>
      <style:text-properties style:font-name="Liberation Mono" fo:font-size="12pt" style:font-size-asian="12pt" style:font-size-complex="12pt"/>
      <style:map style:condition="cell-content()=ISEVEN(ROW())" style:apply-style-name="Bold" style:base-cell-address="Tabelle1.A3"/>
    </style:style>
    <style:style style:name="ce30" style:family="table-cell" style:parent-style-name="Default">
      <style:table-cell-properties style:diagonal-tl-br="none" fo:background-color="transparent"/>
      <style:text-properties style:font-name="Liberation Mono" fo:font-size="12pt" style:font-size-asian="12pt" style:font-size-complex="12pt"/>
    </style:style>
    <style:style style:name="ce13" style:family="table-cell" style:parent-style-name="Default">
      <style:table-cell-properties style:diagonal-tl-br="none" fo:background-color="transparent" fo:border="none"/>
      <style:text-properties style:font-name="Liberation Mono" fo:font-size="12pt" style:font-size-asian="12pt" style:font-size-complex="12pt"/>
    </style:style>
    <style:style style:name="ce14" style:family="table-cell" style:parent-style-name="Default">
      <style:table-cell-properties fo:border-bottom="0.74pt inset #000000" fo:background-color="#999999" style:diagonal-bl-tr="none" style:diagonal-tl-br="none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style:font-name="Liberation Mono" fo:font-size="12pt" style:font-size-asian="12pt" style:font-size-complex="12pt"/>
    </style:style>
    <style:style style:name="ce18" style:family="table-cell" style:parent-style-name="Default">
      <style:table-cell-properties fo:border-bottom="0.74pt inset #000000" fo:background-color="#999999" style:diagonal-bl-tr="none" style:diagonal-tl-br="none" fo:border-left="none" fo:border-right="0.74pt solid #000000" fo:border-top="0.74pt solid #000000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eeeeee" fo:border-left="none" fo:border-right="0.74pt solid #000000" fo:border-top="none"/>
      <style:text-properties style:font-name="Liberation Mono" fo:font-size="12pt" style:font-size-asian="12pt" style:font-size-complex="12pt"/>
    </style:style>
    <style:style style:name="ce20" style:family="table-cell" style:parent-style-name="Default">
      <style:table-cell-properties fo:border-bottom="none" fo:border-left="none" fo:border-right="0.74pt solid #000000" fo:border-top="none"/>
      <style:text-properties style:font-name="Liberation Mono" fo:font-size="12pt" style:font-size-asian="12pt" style:font-size-complex="12pt"/>
    </style:style>
    <style:style style:name="ce21" style:family="table-cell" style:parent-style-name="Default">
      <style:table-cell-properties fo:border-bottom="0.74pt solid #000000" fo:border-left="none" fo:border-right="0.74pt solid #000000" fo:border-top="none"/>
      <style:text-properties style:font-name="Liberation Mono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4"/>
        <table:table-column table:style-name="co2" table:default-cell-style-name="ce25"/>
        <table:table-column table:style-name="co1" table:default-cell-style-name="ce30"/>
        <table:table-column table:style-name="co1" table:default-cell-style-name="ce24"/>
        <table:table-column table:style-name="co2" table:default-cell-style-name="ce25"/>
        <table:table-column table:style-name="co3" table:number-columns-repeated="16379" table:default-cell-style-name="ce25"/>
        <table:table-row table:style-name="ro1">
          <table:table-cell table:style-name="ce6" office:value-type="string" calcext:value-type="string" table:number-columns-spanned="5" table:number-rows-spanned="1">
            <text:p>Waldorf Pulse 2 CC List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ce2" office:value-type="string" calcext:value-type="string">
            <text:p>CC</text:p>
          </table:table-cell>
          <table:table-cell table:style-name="ce8"/>
          <table:table-cell table:style-name="ce13"/>
          <table:table-cell table:style-name="ce14" office:value-type="string" calcext:value-type="string">
            <text:p>CC</text:p>
          </table:table-cell>
          <table:table-cell table:style-name="ce18"/>
          <table:table-cell table:number-columns-repeated="1637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<text:s/>Modulationsrad</text:p>
          </table:table-cell>
          <table:table-cell/>
          <table:table-cell table:style-name="ce15" office:value-type="float" office:value="74" calcext:value-type="float">
            <text:p>74</text:p>
          </table:table-cell>
          <table:table-cell table:style-name="ce19" office:value-type="string" calcext:value-type="string">
            <text:p><text:s/>ENVF LOOP</text:p>
          </table:table-cell>
          <table:table-cell table:number-columns-repeated="1637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<text:s/>GLIDE RATE</text:p>
          </table:table-cell>
          <table:table-cell/>
          <table:table-cell table:style-name="ce16" office:value-type="float" office:value="75" calcext:value-type="float">
            <text:p>75</text:p>
          </table:table-cell>
          <table:table-cell table:style-name="ce20" office:value-type="string" calcext:value-type="string">
            <text:p><text:s/>ENVA LOOP</text:p>
          </table:table-cell>
          <table:table-cell table:number-columns-repeated="1637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<text:s/>Volume</text:p>
          </table:table-cell>
          <table:table-cell/>
          <table:table-cell table:style-name="ce15" office:value-type="float" office:value="76" calcext:value-type="float">
            <text:p>76</text:p>
          </table:table-cell>
          <table:table-cell table:style-name="ce19" office:value-type="string" calcext:value-type="string">
            <text:p><text:s/>VCA DRIVE</text:p>
          </table:table-cell>
          <table:table-cell table:number-columns-repeated="1637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<text:s/>VCA PANNING</text:p>
          </table:table-cell>
          <table:table-cell/>
          <table:table-cell table:style-name="ce16" office:value-type="float" office:value="77" calcext:value-type="float">
            <text:p>77</text:p>
          </table:table-cell>
          <table:table-cell table:style-name="ce20" office:value-type="string" calcext:value-type="string">
            <text:p><text:s/>VCA DRIVE CURVE</text:p>
          </table:table-cell>
          <table:table-cell table:number-columns-repeated="1637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<text:s/>ENVF ATTACK</text:p>
          </table:table-cell>
          <table:table-cell/>
          <table:table-cell table:style-name="ce15" office:value-type="float" office:value="79" calcext:value-type="float">
            <text:p>79</text:p>
          </table:table-cell>
          <table:table-cell table:style-name="ce19" office:value-type="string" calcext:value-type="string">
            <text:p><text:s/>ARP ACTIVE</text:p>
          </table:table-cell>
          <table:table-cell table:number-columns-repeated="1637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<text:s/>ENVF DECAY</text:p>
          </table:table-cell>
          <table:table-cell/>
          <table:table-cell table:style-name="ce16" office:value-type="float" office:value="80" calcext:value-type="float">
            <text:p>80</text:p>
          </table:table-cell>
          <table:table-cell table:style-name="ce20" office:value-type="string" calcext:value-type="string">
            <text:p><text:s/>ARP RANGE</text:p>
          </table:table-cell>
          <table:table-cell table:number-columns-repeated="1637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<text:s/>ENVF SUSTAIN</text:p>
          </table:table-cell>
          <table:table-cell/>
          <table:table-cell table:style-name="ce15" office:value-type="float" office:value="81" calcext:value-type="float">
            <text:p>81</text:p>
          </table:table-cell>
          <table:table-cell table:style-name="ce19" office:value-type="string" calcext:value-type="string">
            <text:p><text:s/>ARP TEMPO</text:p>
          </table:table-cell>
          <table:table-cell table:number-columns-repeated="1637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string" calcext:value-type="string">
            <text:p><text:s/>ENVF RELEASE</text:p>
          </table:table-cell>
          <table:table-cell/>
          <table:table-cell table:style-name="ce16" office:value-type="float" office:value="82" calcext:value-type="float">
            <text:p>82</text:p>
          </table:table-cell>
          <table:table-cell table:style-name="ce20" office:value-type="string" calcext:value-type="string">
            <text:p><text:s/>ARP CLOCK</text:p>
          </table:table-cell>
          <table:table-cell table:number-columns-repeated="16379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9" office:value-type="string" calcext:value-type="string">
            <text:p><text:s/>ENVA ATTACK</text:p>
          </table:table-cell>
          <table:table-cell/>
          <table:table-cell table:style-name="ce15" office:value-type="float" office:value="83" calcext:value-type="float">
            <text:p>83</text:p>
          </table:table-cell>
          <table:table-cell table:style-name="ce19" office:value-type="string" calcext:value-type="string">
            <text:p><text:s/>ARP MODE</text:p>
          </table:table-cell>
          <table:table-cell table:number-columns-repeated="16379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10" office:value-type="string" calcext:value-type="string">
            <text:p><text:s/>ENVA DECAY</text:p>
          </table:table-cell>
          <table:table-cell/>
          <table:table-cell table:style-name="ce16" office:value-type="float" office:value="84" calcext:value-type="float">
            <text:p>84</text:p>
          </table:table-cell>
          <table:table-cell table:style-name="ce20" office:value-type="string" calcext:value-type="string">
            <text:p><text:s/>STEP DURATION</text:p>
          </table:table-cell>
          <table:table-cell table:number-columns-repeated="16379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9" office:value-type="string" calcext:value-type="string">
            <text:p><text:s/>ENVA SUSTAIN</text:p>
          </table:table-cell>
          <table:table-cell/>
          <table:table-cell table:style-name="ce15" office:value-type="float" office:value="85" calcext:value-type="float">
            <text:p>85</text:p>
          </table:table-cell>
          <table:table-cell table:style-name="ce19" office:value-type="string" calcext:value-type="string">
            <text:p><text:s/>ARP SWING</text:p>
          </table:table-cell>
          <table:table-cell table:number-columns-repeated="16379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10" office:value-type="string" calcext:value-type="string">
            <text:p><text:s/>ENVA RELEASE</text:p>
          </table:table-cell>
          <table:table-cell/>
          <table:table-cell table:style-name="ce16" office:value-type="float" office:value="86" calcext:value-type="float">
            <text:p>86</text:p>
          </table:table-cell>
          <table:table-cell table:style-name="ce20" office:value-type="string" calcext:value-type="string">
            <text:p><text:s/>ARP DELAY</text:p>
          </table:table-cell>
          <table:table-cell table:number-columns-repeated="1637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<text:s/>LFO 1 SPEED</text:p>
          </table:table-cell>
          <table:table-cell/>
          <table:table-cell table:style-name="ce15" office:value-type="float" office:value="87" calcext:value-type="float">
            <text:p>87</text:p>
          </table:table-cell>
          <table:table-cell table:style-name="ce19" office:value-type="string" calcext:value-type="string">
            <text:p><text:s/>PATTERN LENGTH</text:p>
          </table:table-cell>
          <table:table-cell table:number-columns-repeated="1637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0" office:value-type="string" calcext:value-type="string">
            <text:p><text:s/>LFO 1 SHAPE</text:p>
          </table:table-cell>
          <table:table-cell/>
          <table:table-cell table:style-name="ce16" office:value-type="float" office:value="88" calcext:value-type="float">
            <text:p>88</text:p>
          </table:table-cell>
          <table:table-cell table:style-name="ce20" office:value-type="string" calcext:value-type="string">
            <text:p><text:s/>ACCENT CONTROL</text:p>
          </table:table-cell>
          <table:table-cell table:number-columns-repeated="1637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9" office:value-type="string" calcext:value-type="string">
            <text:p><text:s/>LFO 2 SPEED</text:p>
          </table:table-cell>
          <table:table-cell/>
          <table:table-cell table:style-name="ce15" office:value-type="float" office:value="90" calcext:value-type="float">
            <text:p>90</text:p>
          </table:table-cell>
          <table:table-cell table:style-name="ce19" office:value-type="string" calcext:value-type="string">
            <text:p><text:s/>MOD5 SOURCE</text:p>
          </table:table-cell>
          <table:table-cell table:number-columns-repeated="16379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<text:s/>LFO 2 DELAY</text:p>
          </table:table-cell>
          <table:table-cell/>
          <table:table-cell table:style-name="ce16" office:value-type="float" office:value="91" calcext:value-type="float">
            <text:p>91</text:p>
          </table:table-cell>
          <table:table-cell table:style-name="ce20" office:value-type="string" calcext:value-type="string">
            <text:p><text:s/>MOD5 AMOUNT</text:p>
          </table:table-cell>
          <table:table-cell table:number-columns-repeated="1637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9" office:value-type="string" calcext:value-type="string">
            <text:p><text:s/>ENVF TRIGGER</text:p>
          </table:table-cell>
          <table:table-cell/>
          <table:table-cell table:style-name="ce15" office:value-type="float" office:value="92" calcext:value-type="float">
            <text:p>92</text:p>
          </table:table-cell>
          <table:table-cell table:style-name="ce19" office:value-type="string" calcext:value-type="string">
            <text:p><text:s/>MOD5 TARGET</text:p>
          </table:table-cell>
          <table:table-cell table:number-columns-repeated="16379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<text:s/>ENVA TRIGGER</text:p>
          </table:table-cell>
          <table:table-cell/>
          <table:table-cell table:style-name="ce16" office:value-type="float" office:value="93" calcext:value-type="float">
            <text:p>93</text:p>
          </table:table-cell>
          <table:table-cell table:style-name="ce20" office:value-type="string" calcext:value-type="string">
            <text:p><text:s/>MOD6 SOURCE</text:p>
          </table:table-cell>
          <table:table-cell table:number-columns-repeated="1637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9" office:value-type="string" calcext:value-type="string">
            <text:p><text:s/>OSC1 PULSEWIDTH</text:p>
          </table:table-cell>
          <table:table-cell/>
          <table:table-cell table:style-name="ce15" office:value-type="float" office:value="94" calcext:value-type="float">
            <text:p>94</text:p>
          </table:table-cell>
          <table:table-cell table:style-name="ce19" office:value-type="string" calcext:value-type="string">
            <text:p><text:s/>MOD6 AMOUNT</text:p>
          </table:table-cell>
          <table:table-cell table:number-columns-repeated="16379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<text:s/>OSC2 SEMITONE</text:p>
          </table:table-cell>
          <table:table-cell/>
          <table:table-cell table:style-name="ce16" office:value-type="float" office:value="95" calcext:value-type="float">
            <text:p>95</text:p>
          </table:table-cell>
          <table:table-cell table:style-name="ce20" office:value-type="string" calcext:value-type="string">
            <text:p><text:s/>MOD6 TARGET</text:p>
          </table:table-cell>
          <table:table-cell table:number-columns-repeated="1637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9" office:value-type="string" calcext:value-type="string">
            <text:p><text:s/>OSC2 DETUNE</text:p>
          </table:table-cell>
          <table:table-cell/>
          <table:table-cell table:style-name="ce15" office:value-type="float" office:value="96" calcext:value-type="float">
            <text:p>96</text:p>
          </table:table-cell>
          <table:table-cell table:style-name="ce19" office:value-type="string" calcext:value-type="string">
            <text:p><text:s/>MOD7 SOURCE</text:p>
          </table:table-cell>
          <table:table-cell table:number-columns-repeated="16379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<text:s/>OSC2 SHAPE</text:p>
          </table:table-cell>
          <table:table-cell/>
          <table:table-cell table:style-name="ce16" office:value-type="float" office:value="97" calcext:value-type="float">
            <text:p>97</text:p>
          </table:table-cell>
          <table:table-cell table:style-name="ce20" office:value-type="string" calcext:value-type="string">
            <text:p><text:s/>MOD7 AMOUNT</text:p>
          </table:table-cell>
          <table:table-cell table:number-columns-repeated="16379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9" office:value-type="string" calcext:value-type="string">
            <text:p><text:s/>OSC2 PULSEWIDTH</text:p>
          </table:table-cell>
          <table:table-cell/>
          <table:table-cell table:style-name="ce15" office:value-type="float" office:value="98" calcext:value-type="float">
            <text:p>98</text:p>
          </table:table-cell>
          <table:table-cell table:style-name="ce19" office:value-type="string" calcext:value-type="string">
            <text:p><text:s/>MOD7 TARGET</text:p>
          </table:table-cell>
          <table:table-cell table:number-columns-repeated="16379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<text:s/>OSC2 KEYTRACK</text:p>
          </table:table-cell>
          <table:table-cell/>
          <table:table-cell table:style-name="ce16" office:value-type="float" office:value="99" calcext:value-type="float">
            <text:p>99</text:p>
          </table:table-cell>
          <table:table-cell table:style-name="ce20" office:value-type="string" calcext:value-type="string">
            <text:p><text:s/>MOD8 SOURCE</text:p>
          </table:table-cell>
          <table:table-cell table:number-columns-repeated="1637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9" office:value-type="string" calcext:value-type="string">
            <text:p><text:s/>OSC3 SYNC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table:style-name="ce19" office:value-type="string" calcext:value-type="string">
            <text:p><text:s/>MOD8 AMOUNT</text:p>
          </table:table-cell>
          <table:table-cell table:number-columns-repeated="16379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0" office:value-type="string" calcext:value-type="string">
            <text:p><text:s/>OSC3 SEMITONE</text:p>
          </table:table-cell>
          <table:table-cell/>
          <table:table-cell table:style-name="ce16" office:value-type="float" office:value="101" calcext:value-type="float">
            <text:p>101</text:p>
          </table:table-cell>
          <table:table-cell table:style-name="ce20" office:value-type="string" calcext:value-type="string">
            <text:p><text:s/>MOD8 TARGET</text:p>
          </table:table-cell>
          <table:table-cell table:number-columns-repeated="1637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9" office:value-type="string" calcext:value-type="string">
            <text:p><text:s/>OSC3 DETUNE</text:p>
          </table:table-cell>
          <table:table-cell/>
          <table:table-cell table:style-name="ce15" office:value-type="float" office:value="102" calcext:value-type="float">
            <text:p>102</text:p>
          </table:table-cell>
          <table:table-cell table:style-name="ce19" office:value-type="string" calcext:value-type="string">
            <text:p><text:s/>UNISON DETUNES</text:p>
          </table:table-cell>
          <table:table-cell table:number-columns-repeated="16379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0" office:value-type="string" calcext:value-type="string">
            <text:p><text:s/>OSC3 SHAPE</text:p>
          </table:table-cell>
          <table:table-cell/>
          <table:table-cell table:style-name="ce16" office:value-type="float" office:value="103" calcext:value-type="float">
            <text:p>103</text:p>
          </table:table-cell>
          <table:table-cell table:style-name="ce20" office:value-type="string" calcext:value-type="string">
            <text:p><text:s/>OSC1 ENVA FADE</text:p>
          </table:table-cell>
          <table:table-cell table:number-columns-repeated="1637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9" office:value-type="string" calcext:value-type="string">
            <text:p><text:s/>OSC1 LEVEL</text:p>
          </table:table-cell>
          <table:table-cell/>
          <table:table-cell table:style-name="ce15" office:value-type="float" office:value="104" calcext:value-type="float">
            <text:p>104</text:p>
          </table:table-cell>
          <table:table-cell table:style-name="ce19" office:value-type="string" calcext:value-type="string">
            <text:p><text:s/>OSC2 ENVA FADE</text:p>
          </table:table-cell>
          <table:table-cell table:number-columns-repeated="16379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office:value-type="string" calcext:value-type="string">
            <text:p><text:s/>OSC2 LEVEL</text:p>
          </table:table-cell>
          <table:table-cell/>
          <table:table-cell table:style-name="ce16" office:value-type="float" office:value="105" calcext:value-type="float">
            <text:p>105</text:p>
          </table:table-cell>
          <table:table-cell table:style-name="ce20" office:value-type="string" calcext:value-type="string">
            <text:p><text:s/>BEND UPWARDS</text:p>
          </table:table-cell>
          <table:table-cell table:number-columns-repeated="1637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9" office:value-type="string" calcext:value-type="string">
            <text:p><text:s/>OSC3 LEVEL</text:p>
          </table:table-cell>
          <table:table-cell/>
          <table:table-cell table:style-name="ce15" office:value-type="float" office:value="106" calcext:value-type="float">
            <text:p>106</text:p>
          </table:table-cell>
          <table:table-cell table:style-name="ce19" office:value-type="string" calcext:value-type="string">
            <text:p><text:s/>BEND DOWN</text:p>
          </table:table-cell>
          <table:table-cell table:number-columns-repeated="16379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0" office:value-type="string" calcext:value-type="string">
            <text:p><text:s/>NOISE LEVEL</text:p>
          </table:table-cell>
          <table:table-cell/>
          <table:table-cell table:style-name="ce16" office:value-type="float" office:value="108" calcext:value-type="float">
            <text:p>108</text:p>
          </table:table-cell>
          <table:table-cell table:style-name="ce20" office:value-type="string" calcext:value-type="string">
            <text:p><text:s/>MOD1 SOURCE</text:p>
          </table:table-cell>
          <table:table-cell table:number-columns-repeated="16379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9" office:value-type="string" calcext:value-type="string">
            <text:p><text:s/>VCF TYPE</text:p>
          </table:table-cell>
          <table:table-cell/>
          <table:table-cell table:style-name="ce15" office:value-type="float" office:value="109" calcext:value-type="float">
            <text:p>109</text:p>
          </table:table-cell>
          <table:table-cell table:style-name="ce19" office:value-type="string" calcext:value-type="string">
            <text:p><text:s/>MOD1 AMOUNT</text:p>
          </table:table-cell>
          <table:table-cell table:number-columns-repeated="16379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0" office:value-type="string" calcext:value-type="string">
            <text:p><text:s/>VCF CUTOFF</text:p>
          </table:table-cell>
          <table:table-cell/>
          <table:table-cell table:style-name="ce16" office:value-type="float" office:value="110" calcext:value-type="float">
            <text:p>110</text:p>
          </table:table-cell>
          <table:table-cell table:style-name="ce20" office:value-type="string" calcext:value-type="string">
            <text:p><text:s/>MOD1 TARGET</text:p>
          </table:table-cell>
          <table:table-cell table:number-columns-repeated="16379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9" office:value-type="string" calcext:value-type="string">
            <text:p><text:s/>VCF KEYTRACK</text:p>
          </table:table-cell>
          <table:table-cell/>
          <table:table-cell table:style-name="ce15" office:value-type="float" office:value="111" calcext:value-type="float">
            <text:p>111</text:p>
          </table:table-cell>
          <table:table-cell table:style-name="ce19" office:value-type="string" calcext:value-type="string">
            <text:p><text:s/>MOD2 SOURCE</text:p>
          </table:table-cell>
          <table:table-cell table:number-columns-repeated="16379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0" office:value-type="string" calcext:value-type="string">
            <text:p><text:s/>VCF ENVF AMOUNT</text:p>
          </table:table-cell>
          <table:table-cell/>
          <table:table-cell table:style-name="ce16" office:value-type="float" office:value="112" calcext:value-type="float">
            <text:p>112</text:p>
          </table:table-cell>
          <table:table-cell table:style-name="ce20" office:value-type="string" calcext:value-type="string">
            <text:p><text:s/>MOD2 AMOUNT</text:p>
          </table:table-cell>
          <table:table-cell table:number-columns-repeated="16379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9" office:value-type="string" calcext:value-type="string">
            <text:p><text:s/>VCF VELOCITY</text:p>
          </table:table-cell>
          <table:table-cell/>
          <table:table-cell table:style-name="ce15" office:value-type="float" office:value="113" calcext:value-type="float">
            <text:p>113</text:p>
          </table:table-cell>
          <table:table-cell table:style-name="ce19" office:value-type="string" calcext:value-type="string">
            <text:p><text:s/>MOD2 TARGET</text:p>
          </table:table-cell>
          <table:table-cell table:number-columns-repeated="16379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<text:s/>VCF RESONANCE</text:p>
          </table:table-cell>
          <table:table-cell/>
          <table:table-cell table:style-name="ce16" office:value-type="float" office:value="114" calcext:value-type="float">
            <text:p>114</text:p>
          </table:table-cell>
          <table:table-cell table:style-name="ce20" office:value-type="string" calcext:value-type="string">
            <text:p><text:s/>MOD3 SOURCE</text:p>
          </table:table-cell>
          <table:table-cell table:number-columns-repeated="16379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9" office:value-type="string" calcext:value-type="string">
            <text:p><text:s/>VCA VOLUME</text:p>
          </table:table-cell>
          <table:table-cell/>
          <table:table-cell table:style-name="ce15" office:value-type="float" office:value="115" calcext:value-type="float">
            <text:p>115</text:p>
          </table:table-cell>
          <table:table-cell table:style-name="ce19" office:value-type="string" calcext:value-type="string">
            <text:p><text:s/>MOD3 AMOUNT</text:p>
          </table:table-cell>
          <table:table-cell table:number-columns-repeated="16379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0" office:value-type="string" calcext:value-type="string">
            <text:p><text:s/>VCA VELOCITY</text:p>
          </table:table-cell>
          <table:table-cell/>
          <table:table-cell table:style-name="ce16" office:value-type="float" office:value="116" calcext:value-type="float">
            <text:p>116</text:p>
          </table:table-cell>
          <table:table-cell table:style-name="ce20" office:value-type="string" calcext:value-type="string">
            <text:p><text:s/>MOD3 TARGET</text:p>
          </table:table-cell>
          <table:table-cell table:number-columns-repeated="16379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9" office:value-type="string" calcext:value-type="string">
            <text:p><text:s/>GLIDE MODE</text:p>
          </table:table-cell>
          <table:table-cell/>
          <table:table-cell table:style-name="ce15" office:value-type="float" office:value="117" calcext:value-type="float">
            <text:p>117</text:p>
          </table:table-cell>
          <table:table-cell table:style-name="ce19" office:value-type="string" calcext:value-type="string">
            <text:p><text:s/>MOD4 SOURCE</text:p>
          </table:table-cell>
          <table:table-cell table:number-columns-repeated="16379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<text:s/>Sustain Pedal</text:p>
          </table:table-cell>
          <table:table-cell/>
          <table:table-cell table:style-name="ce16" office:value-type="float" office:value="118" calcext:value-type="float">
            <text:p>118</text:p>
          </table:table-cell>
          <table:table-cell table:style-name="ce20" office:value-type="string" calcext:value-type="string">
            <text:p><text:s/>MOD4 AMOUNT</text:p>
          </table:table-cell>
          <table:table-cell table:number-columns-repeated="16379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9" office:value-type="string" calcext:value-type="string">
            <text:p><text:s/>OSC1 SEMITONE</text:p>
          </table:table-cell>
          <table:table-cell/>
          <table:table-cell table:style-name="ce15" office:value-type="float" office:value="119" calcext:value-type="float">
            <text:p>119</text:p>
          </table:table-cell>
          <table:table-cell table:style-name="ce19" office:value-type="string" calcext:value-type="string">
            <text:p><text:s/>MOD4 TARGET</text:p>
          </table:table-cell>
          <table:table-cell table:number-columns-repeated="16379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0" office:value-type="string" calcext:value-type="string">
            <text:p><text:s/>OSC1 DETUNE</text:p>
          </table:table-cell>
          <table:table-cell/>
          <table:table-cell table:style-name="ce16" office:value-type="float" office:value="120" calcext:value-type="float">
            <text:p>120</text:p>
          </table:table-cell>
          <table:table-cell table:style-name="ce20" office:value-type="string" calcext:value-type="string">
            <text:p><text:s/>All Sound Off</text:p>
          </table:table-cell>
          <table:table-cell table:number-columns-repeated="16379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9" office:value-type="string" calcext:value-type="string">
            <text:p><text:s/>OSC3 ROUTING</text:p>
          </table:table-cell>
          <table:table-cell/>
          <table:table-cell table:style-name="ce15" office:value-type="float" office:value="121" calcext:value-type="float">
            <text:p>121</text:p>
          </table:table-cell>
          <table:table-cell table:style-name="ce19" office:value-type="string" calcext:value-type="string">
            <text:p><text:s/>Reset All Controllers</text:p>
          </table:table-cell>
          <table:table-cell table:number-columns-repeated="16379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11" office:value-type="string" calcext:value-type="string">
            <text:p><text:s/>OSC1 KEYTRACK</text:p>
          </table:table-cell>
          <table:table-cell/>
          <table:table-cell table:style-name="ce17" office:value-type="float" office:value="123" calcext:value-type="float">
            <text:p>123</text:p>
          </table:table-cell>
          <table:table-cell table:style-name="ce21" office:value-type="string" calcext:value-type="string">
            <text:p><text:s/>All Notes Off</text:p>
          </table:table-cell>
          <table:table-cell table:number-columns-repeated="16379"/>
        </table:table-row>
        <table:table-row table:style-name="ro1" table:number-rows-repeated="104852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Tabelle1.A3:Tabelle1.B48">
            <calcext:condition calcext:apply-style-name="Bold" calcext:value="=ISEVEN(ROW())" calcext:base-cell-address="Tabelle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wis721 BlkEx BT" svg:font-family="'Swis721 BlkEx BT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ld" style:family="table-cell" style:parent-style-name="Text">
      <style:table-cell-properties fo:background-color="#eeeeee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order="none" fo:padding="0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 style:data-style-name="N2" text:time-value="11:30:10.919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1:00:48.708000000</meta:creation-date>
    <dc:date>2024-02-19T11:41:03.796000000</dc:date>
    <meta:editing-duration>PT31M</meta:editing-duration>
    <meta:editing-cycles>12</meta:editing-cycles>
    <meta:generator>LibreOffice/24.2.0.3$Windows_X86_64 LibreOffice_project/da48488a73ddd66ea24cf16bbc4f7b9c08e9bea1</meta:generator>
    <meta:print-date>2024-02-19T11:38:34.491000000</meta:print-date>
    <meta:printed-by>PDF-Dateien</meta:printed-by>
    <meta:keyword>midi cc waldorf pulse 2</meta:keyword>
    <dc:subject>midi cc list</dc:subject>
    <dc:title>waldorf pulse 2 cc list</dc:title>
    <meta:document-statistic meta:table-count="1" meta:cell-count="187" meta:object-count="0"/>
  </office:meta>
</office:document-meta>
</file>